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30.14mm"/>
    </style:style>
    <style:style style:name="co20" style:family="table-column">
      <style:table-column-properties fo:break-before="auto" style:column-width="48.63mm"/>
    </style:style>
    <style:style style:name="co21" style:family="table-column">
      <style:table-column-properties fo:break-before="auto" style:column-width="26.44mm"/>
    </style:style>
    <style:style style:name="co22" style:family="table-column">
      <style:table-column-properties fo:break-before="auto" style:column-width="30.53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37.73mm"/>
    </style:style>
    <style:style style:name="co25" style:family="table-column">
      <style:table-column-properties fo:break-before="auto" style:column-width="40.25mm"/>
    </style:style>
    <style:style style:name="co26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ffff00"/>
    </style:style>
    <style:style style:name="ce10" style:family="table-cell" style:parent-style-name="Default">
      <style:table-cell-properties style:vertical-align="middle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draw:fill="none" draw:textarea-horizontal-align="center" draw:textarea-vertical-align="middle" draw:ole-draw-aspect="1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3" draw:text-style-name="P4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"/>
        <table:table-column table:style-name="co23" table:default-cell-style-name="Default"/>
        <table:table-column table:style-name="co1" table:default-cell-style-name="Default"/>
        <table:table-column table:style-name="co1" table:default-cell-style-name="ce9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deal #remaining jobs</text:p>
          </table:table-cell>
          <table:table-cell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table:style-name="ce7"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8" office:value-type="date" office:date-value="2016-05-08" calcext:value-type="date">
            <text:p>08.05.16</text:p>
          </table:table-cell>
          <table:table-cell table:formula="of:=COUNTA([.B2:.B31] )" office:value-type="float" office:value="30" calcext:value-type="float">
            <text:p>30</text:p>
          </table:table-cell>
          <table:table-cell office:value-type="date" office:date-value="2016-04-18" calcext:value-type="date">
            <text:p>18.04.16</text:p>
          </table:table-cell>
          <table:table-cell table:style-name="ce7" table:formula="of:=[.F2]" office:value-type="float" office:value="30" calcext:value-type="float">
            <text:p>30</text:p>
          </table:table-cell>
          <table:table-cell table:style-name="ce7" table:formula="of:=[.F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table:style-name="ce7"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style-name="ce7" table:formula="of:=[.F2]-1" office:value-type="float" office:value="29" calcext:value-type="float">
            <text:p>29</text:p>
          </table:table-cell>
          <table:table-cell table:style-name="ce7" table:formula="of:=[.I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table:style-name="ce7"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style-name="ce7" table:formula="of:=[.H3]-2" office:value-type="float" office:value="27" calcext:value-type="float">
            <text:p>27</text:p>
          </table:table-cell>
          <table:table-cell table:style-name="ce7" table:formula="of:=[.I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style-name="ce7" table:formula="of:=[.H4]" office:value-type="float" office:value="27" calcext:value-type="float">
            <text:p>27</text:p>
          </table:table-cell>
          <table:table-cell table:style-name="ce7" table:formula="of:=[.I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style-name="ce7" table:formula="of:=[.H5]-2" office:value-type="float" office:value="25" calcext:value-type="float">
            <text:p>25</text:p>
          </table:table-cell>
          <table:table-cell table:style-name="ce7" table:formula="of:=[.I5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style-name="ce7" table:formula="of:=[.H6]-1" office:value-type="float" office:value="24" calcext:value-type="float">
            <text:p>24</text:p>
          </table:table-cell>
          <table:table-cell table:style-name="ce7" table:formula="of:=[.I6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style-name="ce7" table:formula="of:=[.H7]-2" office:value-type="float" office:value="22" calcext:value-type="float">
            <text:p>22</text:p>
          </table:table-cell>
          <table:table-cell table:style-name="ce7" table:formula="of:=[.I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style-name="ce7" table:formula="of:=[.H8]-1" office:value-type="float" office:value="21" calcext:value-type="float">
            <text:p>21</text:p>
          </table:table-cell>
          <table:table-cell table:style-name="ce7" table:formula="of:=[.I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6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style-name="ce7" table:formula="of:=[.H9]-3" office:value-type="float" office:value="18" calcext:value-type="float">
            <text:p>18</text:p>
          </table:table-cell>
          <table:table-cell table:style-name="ce7" table:formula="of:=[.I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7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style-name="ce7" table:formula="of:=[.H10]-1" office:value-type="float" office:value="17" calcext:value-type="float">
            <text:p>17</text:p>
          </table:table-cell>
          <table:table-cell table:style-name="ce7" table:formula="of:=[.I1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style-name="ce7" table:formula="of:=[.H11]" office:value-type="float" office:value="17" calcext:value-type="float">
            <text:p>17</text:p>
          </table:table-cell>
          <table:table-cell table:style-name="ce7" table:formula="of:=[.I11]-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table:style-name="ce8" office:value-type="date" office:date-value="2016-05-10" calcext:value-type="date">
            <text:p>10.05.16</text:p>
          </table:table-cell>
          <table:table-cell table:formula="of:=[.H12]-2" office:value-type="float" office:value="15" calcext:value-type="float">
            <text:p>15</text:p>
          </table:table-cell>
          <table:table-cell table:formula="of:=[.I12]-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table:style-name="ce8" office:value-type="date" office:date-value="2016-05-12" calcext:value-type="date">
            <text:p>12.05.16</text:p>
          </table:table-cell>
          <table:table-cell table:formula="of:=[.H13]-2" office:value-type="float" office:value="13" calcext:value-type="float">
            <text:p>13</text:p>
          </table:table-cell>
          <table:table-cell table:formula="of:=[.I1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table:style-name="ce8" office:value-type="date" office:date-value="2016-05-14" calcext:value-type="date">
            <text:p>14.05.16</text:p>
          </table:table-cell>
          <table:table-cell table:formula="of:=[.H14]-2" office:value-type="float" office:value="11" calcext:value-type="float">
            <text:p>11</text:p>
          </table:table-cell>
          <table:table-cell table:formula="of:=[.I14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table:style-name="ce8" office:value-type="date" office:date-value="2016-05-16" calcext:value-type="date">
            <text:p>16.05.16</text:p>
          </table:table-cell>
          <table:table-cell table:formula="of:=[.H15]-1" office:value-type="float" office:value="10" calcext:value-type="float">
            <text:p>10</text:p>
          </table:table-cell>
          <table:table-cell table:formula="of:=[.I15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table:style-name="ce8" office:value-type="date" office:date-value="2016-05-18" calcext:value-type="date">
            <text:p>18.05.16</text:p>
          </table:table-cell>
          <table:table-cell table:formula="of:=[.H16]-2" office:value-type="float" office:value="8" calcext:value-type="float">
            <text:p>8</text:p>
          </table:table-cell>
          <table:table-cell table:formula="of:=[.I16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table:style-name="ce8" office:value-type="date" office:date-value="2016-05-20" calcext:value-type="date">
            <text:p>20.05.16</text:p>
          </table:table-cell>
          <table:table-cell table:formula="of:=[.H17]-2" office:value-type="float" office:value="6" calcext:value-type="float">
            <text:p>6</text:p>
          </table:table-cell>
          <table:table-cell table:formula="of:=[.I17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table:style-name="ce8" office:value-type="date" office:date-value="2016-05-22" calcext:value-type="date">
            <text:p>22.05.16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table:style-name="ce8" office:value-type="date" office:date-value="2016-05-24" calcext:value-type="date">
            <text:p>24.05.16</text:p>
          </table:table-cell>
          <table:table-cell table:formula="of:=[.H19]-3" office:value-type="float" office:value="3" calcext:value-type="float">
            <text:p>3</text:p>
          </table:table-cell>
          <table:table-cell table:formula="of:=[.I19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table:style-name="ce8" office:value-type="date" office:date-value="2016-05-26" calcext:value-type="date">
            <text:p>26.05.16</text:p>
          </table:table-cell>
          <table:table-cell table:formula="of:=[.H20]-2" office:value-type="float" office:value="1" calcext:value-type="float">
            <text:p>1</text:p>
          </table:table-cell>
          <table:table-cell table:formula="of:=[.I20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table:style-name="ce8" office:value-type="date" office:date-value="2016-05-28" calcext:value-type="date">
            <text:p>28.05.16</text:p>
          </table:table-cell>
          <table:table-cell table:formula="of:=[.H21]-1" office:value-type="float" office:value="0" calcext:value-type="float">
            <text:p>0</text:p>
          </table:table-cell>
          <table:table-cell table:formula="of:=[.I2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table:style-name="ce8" office:value-type="date" office:date-value="2016-05-30" calcext:value-type="date">
            <text:p>30.05.16</text:p>
          </table:table-cell>
          <table:table-cell/>
          <table:table-cell table:formula="of:=[.I22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26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,5</text:p>
          </table:table-cell>
          <table:table-cell table:formula="of:=[.J2]-[.I2]"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.4" calcext:value-type="float">
            <text:p>6,4</text:p>
          </table:table-cell>
          <table:table-cell table:formula="of:=SUM([.D3:.H3])" office:value-type="float" office:value="1" calcext:value-type="float">
            <text:p>1</text:p>
          </table:table-cell>
          <table:table-cell table:formula="of:=[.J3]-[.I3]" office:value-type="float" office:value="-5.4" calcext:value-type="float">
            <text:p>-5,4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 table:formula="of:=[.J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formula="of:=SUM([.D6:.H6])" office:value-type="float" office:value="1.5" calcext:value-type="float">
            <text:p>1,5</text:p>
          </table:table-cell>
          <table:table-cell table:formula="of:=[.J6]-[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.D7:.H7])" office:value-type="float" office:value="1.5" calcext:value-type="float">
            <text:p>1,5</text:p>
          </table:table-cell>
          <table:table-cell table:formula="of:=[.J7]-[.I7]"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8:.H8])" office:value-type="float" office:value="0" calcext:value-type="float">
            <text:p>0</text:p>
          </table:table-cell>
          <table:table-cell table:formula="of:=[.J8]-[.I8]"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countFinds.cp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formula="of:=SUM([.D9:.H9])" office:value-type="float" office:value="8" calcext:value-type="float">
            <text:p>8</text:p>
          </table:table-cell>
          <table:table-cell table:formula="of:=[.J9]-[.I9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 table:formula="of:=[.J10]-[.I1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SUM([.D11:.H11])" office:value-type="float" office:value="9" calcext:value-type="float">
            <text:p>9</text:p>
          </table:table-cell>
          <table:table-cell table:formula="of:=[.J11]-[.I11]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 table:formula="of:=[.J12]-[.I1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office:value-type="string" calcext:value-type="string">
            <text:p>fishers.cpp REQUIRES BOOST LIBRARY</text:p>
          </table:table-cell>
          <table:table-cell table:number-columns-repeated="4"/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formula="of:=SUM([.D13:.H13])" office:value-type="float" office:value="2.5" calcext:value-type="float">
            <text:p>2,5</text:p>
          </table:table-cell>
          <table:table-cell table:formula="of:=[.J13]-[.I13]" office:value-type="float" office:value="-1.5" calcext:value-type="float">
            <text:p>-1,5</text:p>
          </table:table-cell>
        </table:table-row>
        <table:table-row table:style-name="ro1">
          <table:table-cell table:style-name="ce6" office:value-type="string" calcext:value-type="string">
            <text:p>4.5</text:p>
          </table:table-cell>
          <table:table-cell table:style-name="ce6"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D14:.H14])" office:value-type="float" office:value="0" calcext:value-type="float">
            <text:p>0</text:p>
          </table:table-cell>
          <table:table-cell table:formula="of:=[.J14]-[.I14]" office:value-type="float" office:value="-2" calcext:value-type="float">
            <text:p>-2</text:p>
          </table:table-cell>
        </table:table-row>
        <table:table-row table:style-name="ro1">
          <table:table-cell table:style-name="ce6" office:value-type="string" calcext:value-type="string">
            <text:p>4.7</text:p>
          </table:table-cell>
          <table:table-cell table:style-name="ce6"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 table:formula="of:=[.J15]-[.I15]" office:value-type="float" office:value="-2" calcext:value-type="float">
            <text:p>-2</text:p>
          </table:table-cell>
        </table:table-row>
        <table:table-row table:style-name="ro1">
          <table:table-cell table:style-name="ce6" office:value-type="string" calcext:value-type="string">
            <text:p>4.8</text:p>
          </table:table-cell>
          <table:table-cell table:style-name="ce6"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 table:formula="of:=[.J16]-[.I16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17:.H17])" office:value-type="float" office:value="4" calcext:value-type="float">
            <text:p>4</text:p>
          </table:table-cell>
          <table:table-cell table:formula="of:=[.J17]-[.I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18:.H18])" office:value-type="float" office:value="0" calcext:value-type="float">
            <text:p>0</text:p>
          </table:table-cell>
          <table:table-cell table:formula="of:=[.J18]-[.I18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 table:formula="of:=[.J19]-[.I19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 table:formula="of:=[.J20]-[.I20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 table:formula="of:=[.J21]-[.I21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 table:formula="of:=[.J22]-[.I22]" office:value-type="float" office:value="-3" calcext:value-type="float">
            <text:p>-3</text:p>
          </table:table-cell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 table:formula="of:=[.J23]-[.I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 table:formula="of:=[.J24]-[.I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:.D23])" office:value-type="float" office:value="4.5" calcext:value-type="float">
            <text:p>4,5</text:p>
          </table:table-cell>
          <table:table-cell table:formula="of:=SUM([.E2:.E23])" office:value-type="float" office:value="6" calcext:value-type="float">
            <text:p>6</text:p>
          </table:table-cell>
          <table:table-cell table:formula="of:=SUM([.F2:.F23])" office:value-type="float" office:value="8" calcext:value-type="float">
            <text:p>8</text:p>
          </table:table-cell>
          <table:table-cell table:formula="of:=SUM([.G2:.G23])" office:value-type="float" office:value="7" calcext:value-type="float">
            <text:p>7</text:p>
          </table:table-cell>
          <table:table-cell table:formula="of:=SUM([.H2:.H23])" office:value-type="float" office:value="2.5" calcext:value-type="float">
            <text:p>2,5</text:p>
          </table:table-cell>
          <table:table-cell table:formula="of:=SUM([.I2:.I23])" office:value-type="float" office:value="44" calcext:value-type="float">
            <text:p>44</text:p>
          </table:table-cell>
          <table:table-cell table:formula="of:=SUM([.J2:.J23])" office:value-type="float" office:value="28" calcext:value-type="float">
            <text:p>28</text:p>
          </table:table-cell>
          <table:table-cell table:formula="of:=[.J25]-[.I25]" office:value-type="float" office:value="-16" calcext:value-type="float">
            <text:p>-16</text:p>
          </table:table-cell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.00.0000</text:date>, <text:time style:data-style-name="N2" text:time-value="04:44:44.2874471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14T04:45:52.564321206</dc:date>
    <meta:editing-duration>P1DT6H26M51S</meta:editing-duration>
    <meta:editing-cycles>112</meta:editing-cycles>
    <meta:generator>LibreOffice/5.0.5.2$Linux_X86_64 LibreOffice_project/00m0$Build-2</meta:generator>
    <meta:document-statistic meta:table-count="4" meta:cell-count="6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30">
                <text:p>30</text:p>
                <draw:g>
                  <svg:desc>burnDown.H2:burnDown.H22</svg:desc>
                </draw:g>
              </table:table-cell>
              <table:table-cell office:value-type="float" office:value="30">
                <text:p>3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